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4" style:family="paragraph" style:parent-style-name="Standard">
      <style:text-properties officeooo:paragraph-rsid="0b0ddd8e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a0f7b62"/>
    </style:style>
    <style:style style:name="P3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text-properties officeooo:paragraph-rsid="0d1be4a7"/>
    </style:style>
    <style:style style:name="P41" style:family="paragraph" style:parent-style-name="Standard">
      <style:text-properties officeooo:rsid="0dde9a1c" officeooo:paragraph-rsid="0dde9a1c"/>
    </style:style>
    <style:style style:name="P42" style:family="paragraph" style:parent-style-name="Standard">
      <style:text-properties officeooo:rsid="0dde9a1c" officeooo:paragraph-rsid="0f28fb61"/>
    </style:style>
    <style:style style:name="P43" style:family="paragraph" style:parent-style-name="Standard">
      <style:text-properties officeooo:rsid="0dde9a1c" officeooo:paragraph-rsid="0ddfbc49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5" style:family="paragraph" style:parent-style-name="Footnote">
      <style:text-properties officeooo:rsid="043ccc66" officeooo:paragraph-rsid="0dca2508"/>
    </style:style>
    <style:style style:name="P46" style:family="paragraph" style:parent-style-name="Footnote">
      <style:text-properties officeooo:rsid="043ccc66" officeooo:paragraph-rsid="0e5afad8"/>
    </style:style>
    <style:style style:name="P47" style:family="paragraph" style:parent-style-name="Standard">
      <style:text-properties officeooo:paragraph-rsid="0e5c6890"/>
    </style:style>
    <style:style style:name="P48" style:family="paragraph" style:parent-style-name="Footnote">
      <style:text-properties officeooo:paragraph-rsid="0e81bf91"/>
    </style:style>
    <style:style style:name="P49" style:family="paragraph" style:parent-style-name="Footnote">
      <style:text-properties officeooo:paragraph-rsid="0ead3525"/>
    </style:style>
    <style:style style:name="P50" style:family="paragraph" style:parent-style-name="Standard">
      <style:paragraph-properties fo:text-align="center" style:justify-single-word="false"/>
      <style:text-properties officeooo:paragraph-rsid="0cc50ec9"/>
    </style:style>
    <style:style style:name="P51" style:family="paragraph" style:parent-style-name="Standard">
      <style:paragraph-properties fo:text-align="center" style:justify-single-word="false"/>
      <style:text-properties officeooo:paragraph-rsid="0f5f1cf7"/>
    </style:style>
    <style:style style:name="P52" style:family="paragraph" style:parent-style-name="Standard">
      <style:paragraph-properties fo:text-align="center" style:justify-single-word="false"/>
      <style:text-properties officeooo:paragraph-rsid="0eb4913f"/>
    </style:style>
    <style:style style:name="P53" style:family="paragraph" style:parent-style-name="Standard">
      <style:paragraph-properties fo:text-align="center" style:justify-single-word="false"/>
      <style:text-properties officeooo:paragraph-rsid="0daef67d"/>
    </style:style>
    <style:style style:name="P54" style:family="paragraph" style:parent-style-name="Standard">
      <style:paragraph-properties fo:text-align="center" style:justify-single-word="false"/>
      <style:text-properties officeooo:paragraph-rsid="0db0d4d1"/>
    </style:style>
    <style:style style:name="P55" style:family="paragraph" style:parent-style-name="Standard">
      <style:paragraph-properties fo:text-align="center" style:justify-single-word="false"/>
      <style:text-properties officeooo:paragraph-rsid="0cc5fe5b"/>
    </style:style>
    <style:style style:name="P56" style:family="paragraph" style:parent-style-name="Standard">
      <style:paragraph-properties fo:text-align="center" style:justify-single-word="false"/>
      <style:text-properties officeooo:paragraph-rsid="0d1ec96e"/>
    </style:style>
    <style:style style:name="P57" style:family="paragraph" style:parent-style-name="Standard">
      <style:paragraph-properties fo:text-align="center" style:justify-single-word="false"/>
      <style:text-properties officeooo:paragraph-rsid="0d804757"/>
    </style:style>
    <style:style style:name="P58" style:family="paragraph" style:parent-style-name="Standard">
      <style:paragraph-properties fo:text-align="center" style:justify-single-word="false"/>
      <style:text-properties officeooo:paragraph-rsid="0dce9327"/>
    </style:style>
    <style:style style:name="P59" style:family="paragraph" style:parent-style-name="Standard">
      <style:text-properties officeooo:paragraph-rsid="0cb27039"/>
    </style:style>
    <style:style style:name="P60" style:family="paragraph" style:parent-style-name="Standard">
      <style:text-properties officeooo:paragraph-rsid="0ea9445c"/>
    </style:style>
    <style:style style:name="P61" style:family="paragraph" style:parent-style-name="Footnote">
      <style:text-properties officeooo:paragraph-rsid="0f8ed1b5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3" style:family="paragraph" style:parent-style-name="Standard">
      <style:text-properties officeooo:paragraph-rsid="0f9a7319"/>
    </style:style>
    <style:style style:name="P64" style:family="paragraph" style:parent-style-name="Footnote">
      <style:text-properties officeooo:paragraph-rsid="0fa0a8ea"/>
    </style:style>
    <style:style style:name="P65" style:family="paragraph" style:parent-style-name="Standard">
      <style:text-properties officeooo:paragraph-rsid="0fab02b9"/>
    </style:style>
    <style:style style:name="P66" style:family="paragraph" style:parent-style-name="Standard">
      <style:text-properties officeooo:paragraph-rsid="0fadcf96"/>
    </style:style>
    <style:style style:name="P67" style:family="paragraph" style:parent-style-name="Standard">
      <style:text-properties officeooo:paragraph-rsid="105ee122"/>
    </style:style>
    <style:style style:name="P68" style:family="paragraph" style:parent-style-name="Standard">
      <style:text-properties officeooo:paragraph-rsid="107a7646"/>
    </style:style>
    <style:style style:name="P69" style:family="paragraph" style:parent-style-name="Footnote">
      <style:text-properties officeooo:paragraph-rsid="0fda5dac"/>
    </style:style>
    <style:style style:name="P70" style:family="paragraph" style:parent-style-name="Footnote">
      <style:text-properties officeooo:paragraph-rsid="0fddbd8c"/>
    </style:style>
    <style:style style:name="P71" style:family="paragraph" style:parent-style-name="Standard">
      <style:text-properties officeooo:paragraph-rsid="0fe28eb1"/>
    </style:style>
    <style:style style:name="P7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4" style:family="paragraph" style:parent-style-name="Standard" style:list-style-name="L1">
      <style:paragraph-properties fo:break-before="page"/>
      <style:text-properties officeooo:paragraph-rsid="0b0ddd8e"/>
    </style:style>
    <style:style style:name="P7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officeooo:rsid="04473353" style:font-size-asian="10pt" style:font-size-complex="10pt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16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1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9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2" style:family="text">
      <style:text-properties fo:color="#000000" loext:opacity="100%" style:font-name="Liberation Sans" fo:font-size="12pt" style:font-size-asian="12pt" style:font-size-complex="12pt"/>
    </style:style>
    <style:style style:name="T16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64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6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66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67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5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6" style:family="text">
      <style:text-properties fo:color="#000000" loext:opacity="100%" style:font-name="Liberation Sans" fo:font-size="10pt" fo:language="nl" fo:country="N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91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9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9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05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0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officeooo:rsid="047da547"/>
    </style:style>
    <style:style style:name="T21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fo:font-weight="normal" officeooo:rsid="0fe3079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8" style:family="text">
      <style:text-properties style:use-window-font-color="true" loext:opacity="0%" style:font-name="Liberation Sans" fo:font-size="12pt" style:font-size-asian="12pt" style:font-size-complex="12pt"/>
    </style:style>
    <style:style style:name="T249" style:family="text">
      <style:text-properties style:use-window-font-color="true" loext:opacity="0%" style:font-name="Liberation Sans" officeooo:rsid="0efd8e5c"/>
    </style:style>
    <style:style style:name="T250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1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2" style:family="text">
      <style:text-properties officeooo:rsid="04473353"/>
    </style:style>
    <style:style style:name="T25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officeooo:rsid="0aace3cd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8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9" style:family="text">
      <style:text-properties officeooo:rsid="0f0ca65a"/>
    </style:style>
    <style:style style:name="T260" style:family="text">
      <style:text-properties officeooo:rsid="0f95a7a0"/>
    </style:style>
    <style:style style:name="T261" style:family="text">
      <style:text-properties officeooo:rsid="0f8f58bd"/>
    </style:style>
    <style:style style:name="T262" style:family="text">
      <style:text-properties style:text-underline-style="none"/>
    </style:style>
    <style:style style:name="T263" style:family="text">
      <style:text-properties officeooo:rsid="0fe30796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2"><text:span text:style-name="Strong_20_Emphasis"><text:span text:style-name="T132">C</text:span></text:span><text:span text:style-name="Strong_20_Emphasis"><text:span text:style-name="T131">hecklist voor </text:span></text:span><text:span text:style-name="Strong_20_Emphasis"><text:span text:style-name="T133">de installatie</text:span></text:span><text:span text:style-name="Strong_20_Emphasis"><text:span text:style-name="T131"> van </text:span></text:span><text:span text:style-name="Strong_20_Emphasis"><text:span text:style-name="T131"><text:user-field-get text:name="Distro">Ubuntu</text:user-field-get></text:span></text:span><text:span text:style-name="Strong_20_Emphasis"><text:span text:style-name="T131"><text:s/></text:span></text:span><text:span text:style-name="Strong_20_Emphasis"><text:span text:style-name="T138"><text:user-field-get text:name="Version">22.04</text:user-field-get></text:span></text:span><text:span text:style-name="Strong_20_Emphasis"><text:span text:style-name="T138"><text:s/></text:span></text:span><text:span text:style-name="Strong_20_Emphasis"><text:span text:style-name="T139">LTS</text:span></text:span><text:span text:style-name="Strong_20_Emphasis"><text:span text:style-name="T135"><text:note text:id="ftn1" text:note-class="footnote"><text:note-citation>1</text:note-citation><text:note-body><text:p text:style-name="P61"><text:span text:style-name="T168">LTS</text:span><text:span text:style-name="T176"> </text:span><text:span text:style-name="T177">staat voor</text:span><text:span text:style-name="T175"> </text:span><text:span text:style-name="T168">Long-Term Support, langetermijnondersteuning, </text:span><text:span text:style-name="T178">en </text:span><text:span text:style-name="T179">d</text:span><text:span text:style-name="T178">eze </text:span><text:span text:style-name="Strong_20_Emphasis"><text:span text:style-name="T183"><text:user-field-get text:name="Distro">Ubuntu</text:user-field-get></text:span></text:span><text:span text:style-name="T178"><text:s/></text:span><text:span text:style-name="T184"><text:user-field-get text:name="Version">22.04</text:user-field-get></text:span><text:span text:style-name="T184"><text:s/></text:span><text:span text:style-name="T186">LTS</text:span><text:span text:style-name="T184"> </text:span><text:span text:style-name="Strong_20_Emphasis"><text:span text:style-name="T185"><text:user-field-get text:name="Edition">Server</text:user-field-get></text:span></text:span><text:span text:style-name="T178"><text:s/></text:span><text:span text:style-name="T180">(codenaam </text:span><text:span text:style-name="T182">j</text:span><text:span text:style-name="T256">ammy</text:span><text:span text:style-name="T180">) </text:span><text:span text:style-name="T177">van</text:span><text:span text:style-name="T174"> </text:span><text:span text:style-name="T172">april</text:span><text:span text:style-name="T170"> </text:span><text:span text:style-name="Strong_20_Emphasis"><text:span text:style-name="T81"><text:user-field-get style:data-style-name="N0" text:name="Releaseyear">2022</text:user-field-get></text:span></text:span><text:span text:style-name="T172"><text:s/></text:span><text:span text:style-name="T168">wordt </text:span><text:span text:style-name="T169">vijf</text:span><text:span text:style-name="T168"> jaar onder</text:span><text:span text:style-name="T181">steund</text:span><text:span text:style-name="T173"> </text:span><text:span text:style-name="T168">tot </text:span><text:span text:style-name="T172">april</text:span><text:span text:style-name="T167"> </text:span><text:span text:style-name="T168">202</text:span><text:span text:style-name="T172">7</text:span><text:span text:style-name="T171">.</text:span></text:p></text:note-body></text:note></text:span></text:span><text:span text:style-name="Strong_20_Emphasis"><text:span text:style-name="T136"> </text:span></text:span><text:span text:style-name="Strong_20_Emphasis"><text:span text:style-name="T137"><text:user-field-get text:name="Edition">Server</text:user-field-get></text:span></text:span><text:span text:style-name="Strong_20_Emphasis"><text:span text:style-name="T134">.</text:span></text:span></text:p>
      <text:p text:style-name="P12"/>
      <text:p text:style-name="P9"><text:span text:style-name="T18">Vul </text:span><text:span text:style-name="T17">achter</text:span><text:span text:style-name="T14"> de </text:span><text:span text:style-name="Definition"><text:span text:style-name="T259">ONDERSTREEPTE</text:span></text:span><text:span text:style-name="T1"> </text:span><text:span text:style-name="T15">woorden</text:span><text:span text:style-name="T14"> het</text:span><text:span text:style-name="Strong_20_Emphasis"><text:span text:style-name="T192"> </text:span></text:span><text:span text:style-name="Strong_20_Emphasis"><text:span text:style-name="T193">tekstvak</text:span></text:span><text:span text:style-name="T15"> </text:span><text:span text:style-name="T18">in,</text:span><text:span text:style-name="T15"> </text:span><text:span text:style-name="T212">zie </text:span><text:span text:style-name="T249">[</text:span><text:span text:style-name="T212">toelichting</text:span><text:span text:style-name="T249">]</text:span><text:span text:style-name="T15">:</text:span></text:p>
      <text:p text:style-name="P2"><text:span text:style-name="Definition"><text:span text:style-name="T22">GEBRUIKER</text:span></text:span><text:span text:style-name="T220"><text:tab/><text:tab/></text:span><text:span text:style-name="T248"> <text:tab/><text:tab/></text:span><text:span text:style-name="T221"><draw:control text:anchor-type="as-char" svg:y="-0.43cm" draw:z-index="15" draw:name="Gebruiker 1" draw:style-name="gr1" draw:text-style-name="P77" svg:width="6.4cm" svg:height="0.6cm" draw:control="control16"><svg:title>Gebruiker</svg:title><svg:desc>Volledige naam, bijv. Jan Stek</svg:desc></draw:control></text:span><text:span text:style-name="T221"><text:tab/> <text:s text:c="2"/></text:span><text:span text:style-name="T222">[</text:span><text:span text:style-name="T223">V</text:span><text:span text:style-name="T215">olledige naam, bijv. </text:span><text:span text:style-name="T216">J</text:span><text:span text:style-name="T246">a</text:span><text:span text:style-name="T216">n </text:span><text:span text:style-name="T246">Jansen</text:span><text:span text:style-name="T247">]</text:span></text:p>
      <text:p text:style-name="P71"><text:span text:style-name="Definition"><text:span text:style-name="T214">g</text:span></text:span><text:span text:style-name="Definition">ebruikersnaam</text:span><text:span text:style-name="Definition"><text:span text:style-name="T262"><text:tab/></text:span></text:span><text:span text:style-name="T213"><draw:control text:anchor-type="as-char" svg:y="-0.4cm" draw:z-index="16" draw:name="Gberuikersnaam 2" draw:style-name="gr1" draw:text-style-name="P77" svg:width="6.4cm" svg:height="0.6cm" draw:control="control17"><svg:title>Gebruikersnaam</svg:title><svg:desc>Korte naam, bijv. jan</svg:desc></draw:control></text:span><text:span text:style-name="T213"><text:tab/> <text:s text:c="2"/></text:span><text:span text:style-name="T7">[</text:span><text:span text:style-name="T8">K</text:span><text:span text:style-name="T6">orte naam, bijv. </text:span><text:span text:style-name="T145">j</text:span><text:span text:style-name="T146">a</text:span><text:span text:style-name="T145">n</text:span><text:span text:style-name="T147">]</text:span></text:p>
      <text:p text:style-name="P2"><text:span text:style-name="Definition"><text:span text:style-name="T263">server</text:span></text:span><text:span text:style-name="Definition">NAAM</text:span><text:span text:style-name="T224"><text:tab/><text:tab/><text:tab/></text:span><draw:control text:anchor-type="as-char" svg:y="-0.4cm" draw:z-index="17" draw:name="Computernaam 1" draw:style-name="gr1" draw:text-style-name="P77" svg:width="6.4cm" svg:height="0.6cm" draw:control="control18"><svg:title>Computernaam</svg:title><svg:desc>Unieke naam van de computer</svg:desc></draw:control><text:tab/> <text:s text:c="2"/><text:span text:style-name="T229">[</text:span><text:span text:style-name="T230">N</text:span><text:span text:style-name="T225">aam van de </text:span><text:span text:style-name="T233">server</text:span><text:span text:style-name="T226">, </text:span><text:span text:style-name="T227">bijv. </text:span><text:span text:style-name="T231">sv</text:span><text:span text:style-name="T228">02</text:span><text:span text:style-name="T229">]</text:span></text:p>
      <text:p text:style-name="P2"><text:span text:style-name="Definition"><text:span text:style-name="T235">GEBRUIKER</text:span></text:span><text:span text:style-name="Definition"><text:span text:style-name="T240"><text:tab/></text:span></text:span><text:span text:style-name="T234"><text:tab/></text:span><text:span text:style-name="T248"> <text:tab/><text:tab/></text:span><text:span text:style-name="T221"><draw:control text:anchor-type="as-char" svg:y="-0.4cm" draw:z-index="18" draw:name="Gebruiker 2" draw:style-name="gr1" draw:text-style-name="P77" svg:width="6.4cm" svg:height="0.6cm" draw:control="control19"><svg:title>Gebruiker</svg:title><svg:desc>Volledige naam, bijv. Jan Stek</svg:desc></draw:control></text:span><text:span text:style-name="T221"><text:tab/> <text:s text:c="2"/></text:span><text:span text:style-name="T222">[</text:span><text:span text:style-name="T223">V</text:span><text:span text:style-name="T215">olledige naam </text:span><text:span text:style-name="T219">evt. 2</text:span><text:span text:style-name="T250">e</text:span><text:span text:style-name="T217"> gebruiker</text:span><text:span text:style-name="T218">]</text:span></text:p>
      <text:p text:style-name="P71"><text:span text:style-name="Definition"><text:span text:style-name="T235">GEBRUIKERSN</text:span></text:span><text:span text:style-name="Definition"><text:span text:style-name="T236">aa</text:span></text:span><text:span text:style-name="Definition"><text:span text:style-name="T235">M</text:span></text:span><text:span text:style-name="Definition"><text:span text:style-name="T240"><text:tab/></text:span></text:span><text:span text:style-name="T213"><draw:control text:anchor-type="as-char" svg:y="-0.4cm" draw:z-index="19" draw:name="Gberuikersnaam 1" draw:style-name="gr1" draw:text-style-name="P77" svg:width="6.4cm" svg:height="0.6cm" draw:control="control20"><svg:title>Gebruikersnaam</svg:title><svg:desc>Korte naam, bijv. jan</svg:desc></draw:control></text:span><text:span text:style-name="T213"><text:tab/> <text:s text:c="2"/></text:span><text:span text:style-name="T238">[</text:span><text:span text:style-name="T239">K</text:span><text:span text:style-name="T237">orte naam</text:span><text:span text:style-name="T241"> </text:span><text:span text:style-name="T242">e</text:span><text:span text:style-name="T243">vt. 2</text:span><text:span text:style-name="T251">e</text:span><text:span text:style-name="T243"> </text:span><text:span text:style-name="T244">gebruiker</text:span><text:span text:style-name="T245">]</text:span></text:p>
      <text:p text:style-name="P2"><text:span text:style-name="T148">Vervang </text:span><text:span text:style-name="T152">de</text:span><text:span text:style-name="T148"> </text:span><text:span text:style-name="Definition"><text:span text:style-name="T23">ONDERSTREEPTE</text:span></text:span><text:span text:style-name="T148"> </text:span><text:span text:style-name="T149">woorden </text:span><text:span text:style-name="T148">in deze checklist door </text:span><text:span text:style-name="T152">d</text:span><text:span text:style-name="T153">i</text:span><text:span text:style-name="T152">e </text:span><text:span text:style-name="T151">in </text:span><text:span text:style-name="T153">het</text:span><text:span text:style-name="Strong_20_Emphasis"><text:span text:style-name="T43"> </text:span></text:span><text:span text:style-name="Strong_20_Emphasis"><text:span text:style-name="T55">tekstvak</text:span></text:span><text:span text:style-name="T148">.</text:span></text:p>
      <text:p text:style-name="P33"/>
      <text:p text:style-name="P33"/>
      <text:p text:style-name="P1"><text:span text:style-name="T158">Nieuwe installatie?</text:span><text:span text:style-name="T150"><text:tab/></text:span><text:span text:style-name="T155"></text:span><text:span text:style-name="T157"><text:tab/></text:span><text:span text:style-name="T156">B</text:span><text:span text:style-name="T150">egin bij hoofdstuk </text:span><text:span text:style-name="T158"><text:bookmark-ref text:reference-format="page" text:ref-name="__RefNumPara__4009_1271708128">2</text:bookmark-ref></text:span><text:span text:style-name="T150"><text:s text:c="2"/></text:span><text:span text:style-name="T159"><text:bookmark-ref text:reference-format="text" text:ref-name="__RefNumPara__4009_1271708128">Installatie uitvoeren</text:bookmark-ref></text:span><text:span text:style-name="T154">.</text:span></text:p>
      <text:p text:style-name="P20"/>
      <text:p text:style-name="P20"/>
      <text:list xml:id="list2968113007" text:style-name="L1">
        <text:list-item>
          <text:p text:style-name="P75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61"><draw:control text:anchor-type="as-char" draw:z-index="7" draw:name="Vorm3_0" draw:style-name="gr2" draw:text-style-name="P78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61"><draw:control text:anchor-type="as-char" draw:z-index="11" draw:name="Vorm3_ 2" draw:style-name="gr2" draw:text-style-name="P78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38"><text:span text:style-name="Strong_20_Emphasis"><text:span text:style-name="T35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45"><text:span text:style-name="User_20_Entry"><text:span text:style-name="T80">E</text:span></text:span><text:span text:style-name="User_20_Entry"><text:span text:style-name="T99">v</text:span></text:span><text:span text:style-name="User_20_Entry"><text:span text:style-name="T100">en</text:span></text:span><text:span text:style-name="User_20_Entry"><text:span text:style-name="T102">t</text:span></text:span><text:span text:style-name="User_20_Entry"><text:span text:style-name="T103">uele </text:span></text:span><text:span text:style-name="User_20_Entry"><text:span text:style-name="T104">extra </text:span></text:span><text:span text:style-name="Definition"><text:span text:style-name="T257">gebruiker</text:span></text:span><text:span text:style-name="User_20_Entry"><text:span text:style-name="T94">s</text:span></text:span><text:span text:style-name="User_20_Entry"><text:span text:style-name="T104"> aanmelden </text:span></text:span><text:span text:style-name="User_20_Entry"><text:span text:style-name="T105">en dezelfde stappen uitvoeren</text:span></text:span><text:span text:style-name="User_20_Entry"><text:span text:style-name="T101">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62"><draw:control text:anchor-type="as-char" draw:z-index="0" draw:name="Vorm4" draw:style-name="gr2" draw:text-style-name="P7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62"/></text:span></text:p>
          </table:table-cell>
          <table:table-cell table:style-name="_31_._5f_Installatie_5f_voorbereiden.D3" office:value-type="string">
            <text:p text:style-name="P47"><text:span text:style-name="Strong_20_Emphasis"><text:span text:style-name="T37">Installeer </text:span></text:span><text:span text:style-name="Strong_20_Emphasis"><text:span text:style-name="T60">Debian-</text:span></text:span><text:span text:style-name="Strong_20_Emphasis"><text:span text:style-name="T54">pakket kz</text:span></text:span><text:span text:style-name="Strong_20_Emphasis"><text:span text:style-name="T54"><text:note text:id="ftn3" text:note-class="footnote"><text:note-citation>3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4">: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37"/></text:span></text:p>
          </table:table-cell>
          <table:table-cell table:style-name="_31_._5f_Installatie_5f_voorbereiden.D4" office:value-type="string">
            <text:p text:style-name="P67"><text:span text:style-name="Strong_20_Emphasis"><text:span text:style-name="T79">Typ </text:span></text:span><text:span text:style-name="Strong_20_Emphasis"><text:span text:style-name="T39">'</text:span></text:span><text:span text:style-name="User_20_Entry"><text:span text:style-name="T120">wget karelzimmer.nl/</text:span></text:span><text:span text:style-name="User_20_Entry"><text:span text:style-name="T121">kz</text:span></text:span><text:span text:style-name="Strong_20_Emphasis"><text:span text:style-name="T39">'</text:span></text:span><text:span text:style-name="Strong_20_Emphasis"><text:span text:style-name="T79">.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4" office:value-type="string">
            <text:p text:style-name="P68"><text:span text:style-name="Strong_20_Emphasis"><text:span text:style-name="T79">Typ </text:span></text:span><text:span text:style-name="Strong_20_Emphasis"><text:span text:style-name="T39">'</text:span></text:span><text:span text:style-name="User_20_Entry"><text:span text:style-name="T122">bash kz</text:span></text:span><text:span text:style-name="Strong_20_Emphasis"><text:span text:style-name="T39">'</text:span></text:span><text:span text:style-name="Strong_20_Emphasis"><text:span text:style-name="T79">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6" office:value-type="string">
            <text:p text:style-name="P41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62"><draw:control text:anchor-type="as-char" draw:z-index="1" draw:name="Vorm6" draw:style-name="gr2" draw:text-style-name="P7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62"><draw:control text:anchor-type="as-char" draw:z-index="12" draw:name="Vorm 7" draw:style-name="gr2" draw:text-style-name="P78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0"><text:span text:style-name="Strong_20_Emphasis"><text:span text:style-name="T42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9" office:value-type="string">
            <text:p text:style-name="P63"><text:span text:style-name="Strong_20_Emphasis"><text:span text:style-name="T57">Typ </text:span></text:span><text:span text:style-name="Strong_20_Emphasis"><text:span text:style-name="T39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39">'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37"/></text:span></text:p>
          </table:table-cell>
          <table:table-cell table:style-name="_31_._5f_Installatie_5f_voorbereiden.D10" office:value-type="string">
            <text:p text:style-name="P65"><text:span text:style-name="Strong_20_Emphasis"><text:span text:style-name="T58">Selecteer</text:span></text:span><text:span text:style-name="Strong_20_Emphasis"><text:span text:style-name="T41"> </text:span></text:span><text:span text:style-name="Strong_20_Emphasis"><text:span text:style-name="T69">1 <text:s/>Installatie voorbereiden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11" office:value-type="string">
            <text:p text:style-name="P42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5"/>
      <text:list xml:id="list81910737098409" text:continue-numbering="true" text:style-name="L1">
        <text:list-item>
          <text:p text:style-name="P74"><text:bookmark-start text:name="__RefNumPara__4009_1271708128"/><text:span text:style-name="Strong_20_Emphasis"><text:span text:style-name="T160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62"><draw:control text:anchor-type="as-char" draw:z-index="2" draw:name="Vorm9" draw:style-name="gr2" draw:text-style-name="P7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6"><text:span text:style-name="T162">Start de computer op vanaf</text:span><text:span text:style-name="T162"><text:note text:id="ftn4" text:note-class="footnote"><text:note-citation>1</text:note-citation><text:note-body><text:p text:style-name="P70"><text:span text:style-name="T109">B</text:span><text:span text:style-name="T110">ootmenu/</text:span><text:span text:style-name="T109">S</text:span><text:span text:style-name="T110">etup</text:span><text:span text:style-name="T108"> via </text:span><text:span text:style-name="T106">é</text:span><text:span text:style-name="T107">é</text:span><text:span text:style-name="T109">n van de </text:span><text:span text:style-name="Definition"><text:span text:style-name="T111">Veelgebruikte toetsen:</text:span></text:span><text:span text:style-name="Definition"><text:span text:style-name="T112"> </text:span></text:span><text:span text:style-name="User_20_Entry"><text:span text:style-name="T123">Esc</text:span></text:span><text:span text:style-name="User_20_Entry"><text:span text:style-name="T115">,</text:span></text:span><text:span text:style-name="Definition"><text:span text:style-name="T112"> </text:span></text:span><text:span text:style-name="User_20_Entry"><text:span text:style-name="T123">Delete</text:span></text:span><text:span text:style-name="User_20_Entry"><text:span text:style-name="T116">,</text:span></text:span><text:span text:style-name="Definition"><text:span text:style-name="T112"> </text:span></text:span><text:span text:style-name="User_20_Entry"><text:span text:style-name="T123">F1</text:span></text:span><text:span text:style-name="User_20_Entry"><text:span text:style-name="T116">,</text:span></text:span><text:span text:style-name="Definition"><text:span text:style-name="T112"> </text:span></text:span><text:span text:style-name="User_20_Entry"><text:span text:style-name="T123">F2</text:span></text:span><text:span text:style-name="User_20_Entry"><text:span text:style-name="T116">,</text:span></text:span><text:span text:style-name="Definition"><text:span text:style-name="T112"> </text:span></text:span><text:span text:style-name="User_20_Entry"><text:span text:style-name="T123">F9</text:span></text:span><text:span text:style-name="User_20_Entry"><text:span text:style-name="T116">,</text:span></text:span><text:span text:style-name="Definition"><text:span text:style-name="T112"> </text:span></text:span><text:span text:style-name="User_20_Entry"><text:span text:style-name="T123">F10</text:span></text:span><text:span text:style-name="User_20_Entry"><text:span text:style-name="T116">,</text:span></text:span><text:span text:style-name="Definition"><text:span text:style-name="T112"> </text:span></text:span><text:span text:style-name="User_20_Entry"><text:span text:style-name="T123">F11</text:span></text:span><text:span text:style-name="User_20_Entry"><text:span text:style-name="T116">,</text:span></text:span><text:span text:style-name="Definition"><text:span text:style-name="T112"> </text:span></text:span><text:span text:style-name="Definition"><text:span text:style-name="T113">o</text:span></text:span><text:span text:style-name="Definition"><text:span text:style-name="T114">f</text:span></text:span><text:span text:style-name="Definition"><text:span text:style-name="T112"> </text:span></text:span><text:span text:style-name="User_20_Entry"><text:span text:style-name="T123">F12</text:span></text:span><text:span text:style-name="User_20_Entry"><text:span text:style-name="T116">.</text:span></text:span></text:p></text:note-body></text:note></text:span><text:span text:style-name="T162"> </text:span><text:span text:style-name="T165">een </text:span><text:span text:style-name="Strong_20_Emphasis"><text:span text:style-name="T142"><text:user-field-get text:name="Distro">Ubuntu</text:user-field-get></text:span></text:span><text:span text:style-name="T161"><text:s/></text:span><text:span text:style-name="T143"><text:user-field-get text:name="Version">22.04</text:user-field-get></text:span><text:span text:style-name="T143"><text:s/></text:span><text:span text:style-name="T144">LTS</text:span><text:span text:style-name="T74"> </text:span><text:span text:style-name="Strong_20_Emphasis"><text:span text:style-name="T73"><text:user-field-get text:name="Edition">Server</text:user-field-get></text:span></text:span><text:span text:style-name="Strong_20_Emphasis"><text:span text:style-name="T73"><text:s/></text:span></text:span><text:span text:style-name="T74">Live</text:span><text:span text:style-name="T74"><text:note text:id="ftn5" text:note-class="footnote"><text:note-citation>2</text:note-citation><text:note-body><text:p text:style-name="P64"><text:span text:style-name="T252">Vanaf een </text:span><text:span text:style-name="T260">L</text:span><text:span text:style-name="T252">ive </text:span><text:span text:style-name="T261">USB</text:span><text:span text:style-name="T255">-stick</text:span><text:span text:style-name="T20"> </text:span><text:span text:style-name="T252">kunt u opstarten en </text:span><text:span text:style-name="T16">met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252">werken zonder enige bestanden op de harde schijf te wijzigen en maakt ook installatie van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252">mogelijk.</text:span></text:p></text:note-body></text:note></text:span><text:span text:style-name="T74"> </text:span><text:span text:style-name="T77">USB</text:span><text:span text:style-name="T75">-stick</text:span><text:span text:style-name="T75"><text:note text:id="ftn6" text:note-class="footnote"><text:note-citation>3</text:note-citation><text:note-body><text:p text:style-name="P69"><text:span text:style-name="Strong_20_Emphasis"><text:span text:style-name="T93">Maak een opstartbare USB-stick</text:span></text:span><text:span text:style-name="Strong_20_Emphasis"><text:span text:style-name="T88">:<text:line-break/></text:span></text:span><text:span text:style-name="Strong_20_Emphasis"><text:span text:style-name="T82">Download </text:span></text:span><text:span text:style-name="Strong_20_Emphasis"><text:span text:style-name="T83">een </text:span></text:span><text:span text:style-name="Strong_20_Emphasis"><text:span text:style-name="T90">CD</text:span></text:span><text:span text:style-name="Strong_20_Emphasis"><text:span text:style-name="T91">-beeldbestand</text:span></text:span><text:span text:style-name="Strong_20_Emphasis"><text:span text:style-name="T84"> </text:span></text:span><text:span text:style-name="Strong_20_Emphasis"><text:span text:style-name="T85">(.iso) </text:span></text:span><text:span text:style-name="Strong_20_Emphasis"><text:span text:style-name="T84">vanaf </text:span></text:span><text:a xlink:type="simple" xlink:href="https://ubuntu.com/" text:style-name="Internet_20_link" text:visited-style-name="Visited_20_Internet_20_Link"><text:span text:style-name="Strong_20_Emphasis"><text:span text:style-name="T254">ubuntu.com</text:span></text:span></text:a><text:span text:style-name="Strong_20_Emphasis"><text:span text:style-name="T84">, </text:span></text:span><text:span text:style-name="Strong_20_Emphasis"><text:span text:style-name="T86">klik op </text:span></text:span><text:span text:style-name="Strong_20_Emphasis"><text:span text:style-name="T89">achtereenvolgens op </text:span></text:span><text:span text:style-name="Strong_20_Emphasis"><text:span text:style-name="T96">Download</text:span></text:span><text:span text:style-name="Strong_20_Emphasis"><text:span text:style-name="T89"> &gt; </text:span></text:span><text:span text:style-name="Strong_20_Emphasis"><text:span text:style-name="T96">Get </text:span></text:span><text:span text:style-name="Strong_20_Emphasis"><text:span text:style-name="T97"><text:user-field-get text:name="Distro">Ubuntu</text:user-field-get></text:span></text:span><text:span text:style-name="Strong_20_Emphasis"><text:span text:style-name="T97"><text:s/></text:span></text:span><text:span text:style-name="Strong_20_Emphasis"><text:span text:style-name="T97"><text:user-field-get text:name="Edition">Server</text:user-field-get></text:span></text:span><text:span text:style-name="Strong_20_Emphasis"><text:span text:style-name="T97"><text:s/>&gt; </text:span></text:span><text:span text:style-name="Strong_20_Emphasis"><text:span text:style-name="T98">Download </text:span></text:span><text:span text:style-name="Strong_20_Emphasis"><text:span text:style-name="T97"><text:user-field-get text:name="Distro">Ubuntu</text:user-field-get></text:span></text:span><text:span text:style-name="Strong_20_Emphasis"><text:span text:style-name="T97"><text:s/></text:span></text:span><text:span text:style-name="Strong_20_Emphasis"><text:span text:style-name="T97"><text:user-field-get text:name="Edition">Server</text:user-field-get></text:span></text:span><text:span text:style-name="Strong_20_Emphasis"><text:span text:style-name="T98"><text:s/></text:span></text:span><text:span text:style-name="Strong_20_Emphasis"><text:span text:style-name="T97"><text:user-field-get text:name="Version">22.04</text:user-field-get></text:span></text:span><text:span text:style-name="Strong_20_Emphasis"><text:span text:style-name="T97">... </text:span></text:span><text:span text:style-name="Strong_20_Emphasis"><text:span text:style-name="T98">LTS</text:span></text:span><text:span text:style-name="Strong_20_Emphasis"><text:span text:style-name="T92">.</text:span></text:span><text:span text:style-name="Strong_20_Emphasis"><text:span text:style-name="T87"><text:line-break/>De volgende stappen staan beschreven in </text:span></text:span><text:span text:style-name="Strong_20_Emphasis"><text:span text:style-name="T95">Linux informatie</text:span></text:span><text:span text:style-name="Strong_20_Emphasis"><text:span text:style-name="T87">, te vinden op </text:span></text:span><text:a xlink:type="simple" xlink:href="https://karelzimmer.nl/" text:style-name="Internet_20_link" text:visited-style-name="Visited_20_Internet_20_Link"><text:span text:style-name="Strong_20_Emphasis"><text:span text:style-name="T253">karelzimmer.nl</text:span></text:span></text:a><text:span text:style-name="Strong_20_Emphasis"><text:span text:style-name="T87">, onder </text:span></text:span><text:span text:style-name="Strong_20_Emphasis"><text:span text:style-name="T95">Linux</text:span></text:span><text:span text:style-name="Strong_20_Emphasis"><text:span text:style-name="T87">.</text:span></text:span></text:p></text:note-body></text:note></text:span><text:span text:style-name="T76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37"/></text:span></text:p>
          </table:table-cell>
          <table:table-cell table:style-name="_32_._5f_Installatie_5f_uitvoeren.C2" office:value-type="string">
            <text:p text:style-name="P19"><text:span text:style-name="Strong_20_Emphasis"><text:span text:style-name="T58">Selecteer</text:span></text:span><text:span text:style-name="Strong_20_Emphasis"><text:span text:style-name="T34"> </text:span></text:span><text:span text:style-name="Strong_20_Emphasis"><text:span text:style-name="T65">Try or Install Ubuntu </text:span></text:span><text:span text:style-name="Strong_20_Emphasis"><text:span text:style-name="T66">Server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2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4" office:value-type="string">
            <text:p text:style-name="P44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4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78"><draw:control text:anchor-type="as-char" draw:z-index="10" draw:name="Vorm 6" draw:style-name="gr2" draw:text-style-name="P78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8"><text:span text:style-name="T163">Kies</text:span><text:span text:style-name="T164"> </text:span><text:span text:style-name="T166">Nederlands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37"><draw:control text:anchor-type="as-char" draw:z-index="9" draw:name="Vorm 1" draw:style-name="gr2" draw:text-style-name="P78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203">Bij</text:span><text:span text:style-name="T195"> </text:span><text:span text:style-name="Strong_20_Emphasis"><text:span text:style-name="T201">Profile setup</text:span></text:span><text:span text:style-name="T195">: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9" office:value-type="string">
            <text:p text:style-name="P11"><text:span text:style-name="T200">V</text:span><text:span text:style-name="T196">ul </text:span><text:span text:style-name="T197">in </text:span><text:span text:style-name="Strong_20_Emphasis"><text:span text:style-name="T201">Your</text:span></text:span><text:span text:style-name="Strong_20_Emphasis"><text:span text:style-name="T198"> n</text:span></text:span><text:span text:style-name="Strong_20_Emphasis"><text:span text:style-name="T199">a</text:span></text:span><text:span text:style-name="Strong_20_Emphasis"><text:span text:style-name="T201">me</text:span></text:span><text:span text:style-name="Strong_20_Emphasis"><text:span text:style-name="T188"> </text:span></text:span><text:span text:style-name="Definition"><text:span text:style-name="T4">gebruiker</text:span></text:span><text:span text:style-name="Strong_20_Emphasis"><text:span text:style-name="T189">, <text:line-break/></text:span></text:span><text:span text:style-name="Strong_20_Emphasis"><text:span text:style-name="T201">Your server</text:span></text:span><text:span text:style-name="Strong_20_Emphasis"><text:span text:style-name="T204">'</text:span></text:span><text:span text:style-name="Strong_20_Emphasis"><text:span text:style-name="T205">s name</text:span></text:span><text:span text:style-name="Definition"><text:span text:style-name="T13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88">,<text:line-break/></text:span></text:span><text:span text:style-name="Strong_20_Emphasis"><text:span text:style-name="T202">Pick a username</text:span></text:span><text:span text:style-name="Strong_20_Emphasis"><text:span text:style-name="T188"> </text:span></text:span><text:span text:style-name="Definition"><text:span text:style-name="T4">gebruikersnaam</text:span></text:span><text:span text:style-name="Strong_20_Emphasis"><text:span text:style-name="T188">, </text:span></text:span><text:span text:style-name="Strong_20_Emphasis"><text:span text:style-name="T191">en</text:span></text:span><text:span text:style-name="Strong_20_Emphasis"><text:span text:style-name="T188"><text:line-break/></text:span></text:span><text:span text:style-name="Strong_20_Emphasis"><text:span text:style-name="T190">g</text:span></text:span><text:span text:style-name="Strong_20_Emphasis"><text:span text:style-name="T187">eef tweemaal een </text:span></text:span><text:span text:style-name="Strong_20_Emphasis"><text:span text:style-name="T194">wachtwoord</text:span></text:span><text:span text:style-name="Strong_20_Emphasis"><text:span text:style-name="T187">.</text:span></text:span></text:p>
          </table:table-cell>
        </table:table-row>
      </table:table>
      <text:p text:style-name="P34"><text:span text:style-name="Strong_20_Emphasis"><text:span text:style-name="T63"/></text:span></text:p>
      <text:list xml:id="list81910544944486" text:continue-numbering="true" text:style-name="L1">
        <text:list-item>
          <text:p text:style-name="P73"><text:span text:style-name="Strong_20_Emphasis"><text:span text:style-name="T67">Installatie </text:span></text:span><text:span text:style-name="Strong_20_Emphasis"><text:span text:style-name="T68">afronden</text:span></text:span></text:p>
        </text:list-item>
      </text:list>
      <text:p text:style-name="P35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62"><draw:control text:anchor-type="as-char" draw:z-index="3" draw:name="Vorm24" draw:style-name="gr2" draw:text-style-name="P7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9"><text:span text:style-name="Strong_20_Emphasis"><text:span text:style-name="T33">Aanmelden als </text:span></text:span><text:span text:style-name="Definition"><text:span text:style-name="T9">gebruik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59"><text:span text:style-name="Strong_20_Emphasis"><text:span text:style-name="T64"/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62"><draw:control text:anchor-type="as-char" draw:z-index="5" draw:name="Vorm4_1" draw:style-name="gr2" draw:text-style-name="P78" svg:width="0.35cm" svg:height="0.35cm" draw:control="control6"/></text:span></text:span></text:p>
          </table:table-cell>
          <table:table-cell table:style-name="_33_._5f_Installatie_5f_afronden.C3" office:value-type="string">
            <text:p text:style-name="P60"><text:span text:style-name="Strong_20_Emphasis"><text:span text:style-name="T37">Installeer </text:span></text:span><text:span text:style-name="Strong_20_Emphasis"><text:span text:style-name="T59">Debian-</text:span></text:span><text:span text:style-name="Strong_20_Emphasis"><text:span text:style-name="T54">pakket kz</text:span></text:span><text:span text:style-name="Strong_20_Emphasis"><text:span text:style-name="T54"><text:note text:id="ftn7" text:note-class="footnote"><text:note-citation>1</text:note-citation><text:note-body><text:p text:style-name="P48">Pakket kz bevat scripts voor het installeren en beheren van Debian en op Debian gebaseerde systemen zoals Ubuntu.</text:p></text:note-body></text:note></text:span></text:span><text:span text:style-name="Strong_20_Emphasis"><text:span text:style-name="T54">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37"/></text:span></text:p>
          </table:table-cell>
          <table:table-cell table:style-name="_33_._5f_Installatie_5f_afronden.C4" office:value-type="string">
            <text:p text:style-name="P67"><text:span text:style-name="Strong_20_Emphasis"><text:span text:style-name="T79">Typ </text:span></text:span><text:span text:style-name="Strong_20_Emphasis"><text:span text:style-name="T39">'</text:span></text:span><text:span text:style-name="User_20_Entry"><text:span text:style-name="T120">wget karelzimmer.nl/</text:span></text:span><text:span text:style-name="User_20_Entry"><text:span text:style-name="T121">kz</text:span></text:span><text:span text:style-name="Strong_20_Emphasis"><text:span text:style-name="T39">'</text:span></text:span><text:span text:style-name="Strong_20_Emphasis"><text:span text:style-name="T79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4" office:value-type="string">
            <text:p text:style-name="P68"><text:span text:style-name="Strong_20_Emphasis"><text:span text:style-name="T79">Typ </text:span></text:span><text:span text:style-name="Strong_20_Emphasis"><text:span text:style-name="T39">'</text:span></text:span><text:span text:style-name="User_20_Entry"><text:span text:style-name="T122">bash kz</text:span></text:span><text:span text:style-name="Strong_20_Emphasis"><text:span text:style-name="T39">'</text:span></text:span><text:span text:style-name="Strong_20_Emphasis"><text:span text:style-name="T79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6" office:value-type="string">
            <text:p text:style-name="P43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7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62"><draw:control text:anchor-type="as-char" draw:z-index="4" draw:name="Vorm37" draw:style-name="gr2" draw:text-style-name="P78" svg:width="0.35cm" svg:height="0.35cm" draw:control="control5"/></text:span></text:span></text:p>
          </table:table-cell>
          <table:table-cell table:style-name="_33_._5f_Installatie_5f_afronden.C8" office:value-type="string">
            <text:p text:style-name="P60"><text:span text:style-name="Strong_20_Emphasis"><text:span text:style-name="T46">Rond de</text:span></text:span><text:span text:style-name="Strong_20_Emphasis"><text:span text:style-name="T47"> installatie </text:span></text:span><text:span text:style-name="Strong_20_Emphasis"><text:span text:style-name="T46">af: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8" office:value-type="string">
            <text:p text:style-name="P63"><text:span text:style-name="Strong_20_Emphasis"><text:span text:style-name="T57">Typ </text:span></text:span><text:span text:style-name="Strong_20_Emphasis"><text:span text:style-name="T39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39">'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37"/></text:span></text:p>
          </table:table-cell>
          <table:table-cell table:style-name="_33_._5f_Installatie_5f_afronden.C10" office:value-type="string">
            <text:p text:style-name="P65"><text:span text:style-name="Strong_20_Emphasis"><text:span text:style-name="T58">Selecteer</text:span></text:span><text:span text:style-name="Strong_20_Emphasis"><text:span text:style-name="T44"> </text:span></text:span><text:span text:style-name="Strong_20_Emphasis"><text:span text:style-name="T70">3 <text:s/>Installatie afrond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11" office:value-type="string">
            <text:p text:style-name="P42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35"><text:span text:style-name="Strong_20_Emphasis"><text:span text:style-name="T33"><text:tab/></text:span></text:span></text:p>
      <text:p text:style-name="P36"><text:span text:style-name="Strong_20_Emphasis"><text:span text:style-name="T45"/></text:span></text:p>
      <text:p text:style-name="P37"><text:span text:style-name="Strong_20_Emphasis"><text:span text:style-name="T41"/></text:span></text:p>
      <text:list xml:id="list81911284365134" text:continue-numbering="true" text:style-name="L1">
        <text:list-item>
          <text:p text:style-name="P76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><text:span text:style-name="Strong_20_Emphasis"><text:span text:style-name="T62"><draw:control text:anchor-type="as-char" draw:z-index="6" draw:name="Vorm40_0" draw:style-name="gr2" draw:text-style-name="P78" svg:width="0.35cm" svg:height="0.35cm" draw:control="control7"/></text:span></text:span></text:p>
          </table:table-cell>
          <table:table-cell table:style-name="Tabel2.A1" office:value-type="string">
            <text:p text:style-name="P57"><text:span text:style-name="Strong_20_Emphasis"><text:span text:style-name="T62"><draw:control text:anchor-type="as-char" draw:z-index="13" draw:name="Vorm40_ 1" draw:style-name="gr2" draw:text-style-name="P78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33">Aanmelden als </text:span></text:span><text:span text:style-name="Definition"><text:span text:style-name="T9">gebruiker</text:span></text:span><text:span text:style-name="Strong_20_Emphasis"><text:span text:style-name="T48"><text:note text:id="ftn8" text:note-class="footnote"><text:note-citation>1</text:note-citation><text:note-body><text:p text:style-name="P46"><text:span text:style-name="User_20_Entry"><text:span text:style-name="T117">E</text:span></text:span><text:span text:style-name="User_20_Entry"><text:span text:style-name="T119">ventuele extra </text:span></text:span><text:span text:style-name="Definition"><text:span text:style-name="T258">gebruiker</text:span></text:span><text:span text:style-name="User_20_Entry"><text:span text:style-name="T118">s</text:span></text:span><text:span text:style-name="User_20_Entry"><text:span text:style-name="T119"> aanmelden en dezelfde stappen uitvoeren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21"/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62"><draw:control text:anchor-type="as-char" draw:z-index="8" draw:name="Vorm40_2" draw:style-name="gr2" draw:text-style-name="P78" svg:width="0.35cm" svg:height="0.35cm" draw:control="control9"/></text:span></text:span></text:p>
          </table:table-cell>
          <table:table-cell table:style-name="Tabel2.A1" office:value-type="string">
            <text:p text:style-name="P58"><text:span text:style-name="Strong_20_Emphasis"><text:span text:style-name="T62"><draw:control text:anchor-type="as-char" draw:z-index="14" draw:name="Vorm40_ 2" draw:style-name="gr2" draw:text-style-name="P78" svg:width="0.35cm" svg:height="0.35cm" draw:control="control15"/></text:span></text:span></text:p>
          </table:table-cell>
          <table:table-cell table:style-name="Tabel2.D3" office:value-type="string">
            <text:p text:style-name="P14"><text:span text:style-name="Strong_20_Emphasis"><text:span text:style-name="T49">R</text:span></text:span><text:span text:style-name="Strong_20_Emphasis"><text:span text:style-name="T50">icht </text:span></text:span><text:span text:style-name="Strong_20_Emphasis"><text:span text:style-name="T51">de </text:span></text:span><text:span text:style-name="Strong_20_Emphasis"><text:span text:style-name="T56">gebruiker</text:span></text:span><text:span text:style-name="Strong_20_Emphasis"><text:span text:style-name="T50"> </text:span></text:span><text:span text:style-name="Strong_20_Emphasis"><text:span text:style-name="T52">in: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4" office:value-type="string">
            <text:p text:style-name="P63"><text:span text:style-name="Strong_20_Emphasis"><text:span text:style-name="T57">Typ </text:span></text:span><text:span text:style-name="Strong_20_Emphasis"><text:span text:style-name="T39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39">'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5" office:value-type="string">
            <text:p text:style-name="P65"><text:span text:style-name="Strong_20_Emphasis"><text:span text:style-name="T58">Selecteer</text:span></text:span><text:span text:style-name="Strong_20_Emphasis"><text:span text:style-name="T44"> </text:span></text:span><text:span text:style-name="Strong_20_Emphasis"><text:span text:style-name="T71">4 <text:s/>Gebruiker inrichten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6" office:value-type="string">
            <text:p text:style-name="P42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13"><text:span text:style-name="Strong_20_Emphasis"><text:span text:style-name="T53"/></text:span></text:p>
      <text:p text:style-name="P32"/>
      <text:p text:style-name="P24"><text:span text:style-name="T124">E</text:span><text:span text:style-name="T125">inde c</text:span><text:span text:style-name="T126">hecklist, </text:span><text:span text:style-name="T127">d</text:span><text:span text:style-name="T126">e installatie van </text:span><text:span text:style-name="Strong_20_Emphasis"><text:span text:style-name="T140"><text:user-field-get text:name="Distro">Ubuntu</text:user-field-get></text:span></text:span><text:span text:style-name="T128"><text:s/></text:span><text:span text:style-name="T129"><text:user-field-get text:name="Version">22.04</text:user-field-get></text:span><text:span text:style-name="T129"><text:s/></text:span><text:span text:style-name="T130">LTS</text:span><text:span text:style-name="Strong_20_Emphasis"><text:span text:style-name="T141"> </text:span></text:span><text:span text:style-name="Strong_20_Emphasis"><text:span text:style-name="T72"><text:user-field-get text:name="Edition">Server</text:user-field-get></text:span></text:span><text:span text:style-name="Strong_20_Emphasis"><text:span text:style-name="T72"><text:s/></text:span></text:span><text:span text:style-name="T126">is voltooid.</text:span></text:p>
      <text:p text:style-name="P8"/>
      <text:p text:style-name="P3"><text:span text:style-name="Emphasis"><text:span text:style-name="T209">Geschreven </text:span></text:span><text:span text:style-name="Emphasis"><text:span text:style-name="T207">d</text:span></text:span><text:span text:style-name="Emphasis"><text:span text:style-name="T209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0">Karel Zimmer</text:span></text:span></text:a><text:span text:style-name="Emphasis"><text:span text:style-name="T209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11">CC0 1.0 Universeel</text:span></text:span></text:a><text:span text:style-name="Emphasis"><text:span text:style-name="T209">,</text:span></text:span><text:span text:style-name="Emphasis"><text:span text:style-name="T206"> </text:span></text:span><text:span text:style-name="Strong_20_Emphasis"><text:span text:style-name="T41"><text:user-field-get style:data-style-name="N0" text:name="Releaseyear">2022</text:user-field-get></text:span></text:span><text:span text:style-name="Emphasis"><text:span text:style-name="T208">-</text:span></text:span><text:span text:style-name="Emphasis"><text:span text:style-name="T208"><text:date style:data-style-name="N10107" text:date-value="2023-11-25T08:19:10.387299223">2023</text:date></text:span></text:span><text:span text:style-name="Emphasis"><text:span text:style-name="T20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11-25T08:19:10.164919369">25-11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25T08:19:10.038515002</dc:date>
    <meta:keyword>Installatie</meta:keyword>
    <meta:keyword>Checklist</meta:keyword>
    <meta:keyword>Linux</meta:keyword>
    <meta:editing-cycles>6799</meta:editing-cycles>
    <meta:editing-duration>P12DT1H9M</meta:editing-duration>
    <dc:creator>Karel Zimmer</dc:creator>
    <meta:document-statistic meta:table-count="4" meta:image-count="0" meta:object-count="0" meta:page-count="4" meta:paragraph-count="70" meta:word-count="404" meta:character-count="2808" meta:non-whitespace-character-count="2424"/>
    <meta:user-defined meta:name="Info 1"/>
    <meta:user-defined meta:name="Info 2"/>
    <meta:user-defined meta:name="Info 3"/>
    <meta:user-defined meta:name="Info 4"/>
  </office:meta>
</office:document-meta>
</file>